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082936" officeooo:paragraph-rsid="00082936"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r Kaffeeautomat</text:p>
      <text:p text:style-name="Standard"/>
      <text:p text:style-name="Standard">Im ersten Teil wird die Werbung von mit typischer unauffälliger Werbemusik begleitet. Die Musik gibt ein revolutionäres Gefühl, als wäre das Produkt etwas ganz neues.</text:p>
      <text:p text:style-name="Standard">Am Ende der Werbung zoomt die Kamera herraus und es zeigt sich, dass die Werbung auf einem Fernseher spielt. Gleichzeitig verliert der Sound seine Fülle. Die Tiefen und höhen wurden abgeschnitten, nur die mittleren und oberen Frequenzen sind zu hören. Das gibt einem das Gefühl als wäre man wirklich im Raum.</text:p>
      <text:p text:style-name="Standard">Der Sound des Fernsehers ist ein wenig stärker auf dem linken Stero-Kanal, da der Fernseher links von der Mitte steht. Als Luka, der im rechten Bildrand gradeso zu sehen ist,</text:p>
      <text:p text:style-name="Standard">spricht, kommt seine Stimme nur von Rechts. Gleiches Prinzip des direktionalen Hörens wird bei den folgenden Szenen, in denen Luka einkaufen geht, beibehalten.</text:p>
      <text:p text:style-name="Standard">Im späteren Verlauf werden noch diverse Soundeffekte für Kaffeemaschine und eine Schusswaffe verwendet, um das aufsteigen der Maschine auditiv zu unterstützen.</text:p>
      <text:p text:style-name="Standard">Alles in allem gute Arbeit des Komponisten der 4 extra für dieses Werk mehrfach überarbeitete Stück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11:32:09.558053544</meta:creation-date>
    <dc:date>2022-01-27T11:40:18.514414460</dc:date>
    <meta:editing-duration>PT8M9S</meta:editing-duration>
    <meta:editing-cycles>1</meta:editing-cycles>
    <meta:document-statistic meta:table-count="0" meta:image-count="0" meta:object-count="0" meta:page-count="1" meta:paragraph-count="7" meta:word-count="168" meta:character-count="1084" meta:non-whitespace-character-count="923"/>
    <meta:generator>LibreOffice/7.2.5.2$Linux_X86_64 LibreOffice_project/20$Build-2</meta:generator>
  </office:meta>
</office:document-meta>
</file>